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Average scores per generation" draw:style-name="gr1" draw:text-style-name="P1" svg:width="1173.2pt" svg:height="384.01pt" svg:x="194.66pt" svg:y="58.82pt">
            <loext:p draw:notify-on-update-of-ranges="Sheet1.A1:Sheet1.A1 Sheet1.A2:Sheet1.B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Average scores per generation" draw:style-name="gr1" draw:text-style-name="P1" svg:width="1173.2pt" svg:height="384.01pt" svg:x="191.99pt" svg:y="477.04pt">
            <loext:p draw:notify-on-update-of-ranges="Sheet1.A1:Sheet1.A1 Sheet1.A2:Sheet1.B2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verage score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-35365" calcext:value-type="float">
            <text:p>-35365</text:p>
          </table:table-cell>
          <table:table-cell office:value-type="float" office:value="1" calcext:value-type="float">
            <text:p>1</text:p>
          </table:table-cell>
          <table:table-cell table:formula="of:=MAX([.A2:.A250])"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-27260" calcext:value-type="float">
            <text:p>-27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9635" calcext:value-type="float">
            <text:p>-296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25520" calcext:value-type="float">
            <text:p>-255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25130" calcext:value-type="float">
            <text:p>-251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23575" calcext:value-type="float">
            <text:p>-2357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-24140" calcext:value-type="float">
            <text:p>-2414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-22475" calcext:value-type="float">
            <text:p>-224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19945" calcext:value-type="float">
            <text:p>-1994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8420" calcext:value-type="float">
            <text:p>-184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18730" calcext:value-type="float">
            <text:p>-1873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16470" calcext:value-type="float">
            <text:p>-1647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-16755" calcext:value-type="float">
            <text:p>-1675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-15205" calcext:value-type="float">
            <text:p>-1520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14375" calcext:value-type="float">
            <text:p>-1437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-11435" calcext:value-type="float">
            <text:p>-114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8970" calcext:value-type="float">
            <text:p>-897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10165" calcext:value-type="float">
            <text:p>-1016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-7430" calcext:value-type="float">
            <text:p>-743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-4745" calcext:value-type="float">
            <text:p>-474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-5590" calcext:value-type="float">
            <text:p>-559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-5140" calcext:value-type="float">
            <text:p>-51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-2970" calcext:value-type="float">
            <text:p>-297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-6910" calcext:value-type="float">
            <text:p>-69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-2960" calcext:value-type="float">
            <text:p>-296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-665" calcext:value-type="float">
            <text:p>-66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-1940" calcext:value-type="float">
            <text:p>-19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-3065" calcext:value-type="float">
            <text:p>-306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-2345" calcext:value-type="float">
            <text:p>-234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-1040" calcext:value-type="float">
            <text:p>-104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-4410" calcext:value-type="float">
            <text:p>-441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1785" calcext:value-type="float">
            <text:p>-178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-1880" calcext:value-type="float">
            <text:p>-188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-570" calcext:value-type="float">
            <text:p>-5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-1725" calcext:value-type="float">
            <text:p>-172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-3110" calcext:value-type="float">
            <text:p>-311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-2860" calcext:value-type="float">
            <text:p>-286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-2685" calcext:value-type="float">
            <text:p>-268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-2705" calcext:value-type="float">
            <text:p>-270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-2070" calcext:value-type="float">
            <text:p>-207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-1250" calcext:value-type="float">
            <text:p>-125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-2205" calcext:value-type="float">
            <text:p>-220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-2630" calcext:value-type="float">
            <text:p>-263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-910" calcext:value-type="float">
            <text:p>-91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-2830" calcext:value-type="float">
            <text:p>-283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-1580" calcext:value-type="float">
            <text:p>-158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-2900" calcext:value-type="float">
            <text:p>-29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-3885" calcext:value-type="float">
            <text:p>-388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-1275" calcext:value-type="float">
            <text:p>-127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-380" calcext:value-type="float">
            <text:p>-38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-1750" calcext:value-type="float">
            <text:p>-175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-430" calcext:value-type="float">
            <text:p>-43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-2140" calcext:value-type="float">
            <text:p>-214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-375" calcext:value-type="float">
            <text:p>-37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-2345" calcext:value-type="float">
            <text:p>-234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-2480" calcext:value-type="float">
            <text:p>-248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-5415" calcext:value-type="float">
            <text:p>-541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-1990" calcext:value-type="float">
            <text:p>-199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-2220" calcext:value-type="float">
            <text:p>-222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-2055" calcext:value-type="float">
            <text:p>-205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table:number-columns-repeated="2"/>
        </table:table-row>
        <table:table-row table:style-name="ro1">
          <table:table-cell office:value-type="float" office:value="-2505" calcext:value-type="float">
            <text:p>-2505</text:p>
          </table:table-cell>
          <table:table-cell table:number-columns-repeated="2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/>
        </table:table-row>
        <table:table-row table:style-name="ro1">
          <table:table-cell office:value-type="float" office:value="-2080" calcext:value-type="float">
            <text:p>-2080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-955" calcext:value-type="float">
            <text:p>-955</text:p>
          </table:table-cell>
          <table:table-cell table:number-columns-repeated="2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office:value-type="float" office:value="-780" calcext:value-type="float">
            <text:p>-78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office:value-type="float" office:value="-2265" calcext:value-type="float">
            <text:p>-2265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float" office:value="-3175" calcext:value-type="float">
            <text:p>-3175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-985" calcext:value-type="float">
            <text:p>-985</text:p>
          </table:table-cell>
          <table:table-cell table:number-columns-repeated="2"/>
        </table:table-row>
        <table:table-row table:style-name="ro1">
          <table:table-cell office:value-type="float" office:value="-2735" calcext:value-type="float">
            <text:p>-2735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office:value-type="float" office:value="-305" calcext:value-type="float">
            <text:p>-305</text:p>
          </table:table-cell>
          <table:table-cell table:number-columns-repeated="2"/>
        </table:table-row>
        <table:table-row table:style-name="ro1">
          <table:table-cell office:value-type="float" office:value="-530" calcext:value-type="float">
            <text:p>-53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-920" calcext:value-type="float">
            <text:p>-920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2"/>
        </table:table-row>
        <table:table-row table:style-name="ro1">
          <table:table-cell office:value-type="float" office:value="-470" calcext:value-type="float">
            <text:p>-470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2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2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2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2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2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2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2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2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2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2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2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2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2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2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2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2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2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2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2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2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2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2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2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2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2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2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2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2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2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2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2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2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2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2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2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2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2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2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2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2"/>
        </table:table-row>
        <table:table-row table:style-name="ro1">
          <table:table-cell office:value-type="float" office:value="-2366.33663366337" calcext:value-type="float">
            <text:p>-2366.3366336634</text:p>
          </table:table-cell>
          <table:table-cell table:number-columns-repeated="2"/>
        </table:table-row>
        <table:table-row table:style-name="ro1">
          <table:table-cell office:value-type="float" office:value="1554.45544554455" calcext:value-type="float">
            <text:p>1554.4554455446</text:p>
          </table:table-cell>
          <table:table-cell table:number-columns-repeated="2"/>
        </table:table-row>
        <table:table-row table:style-name="ro1">
          <table:table-cell office:value-type="float" office:value="-2589.10891089109" calcext:value-type="float">
            <text:p>-2589.1089108911</text:p>
          </table:table-cell>
          <table:table-cell table:number-columns-repeated="2"/>
        </table:table-row>
        <table:table-row table:style-name="ro1">
          <table:table-cell office:value-type="float" office:value="-4930.69306930693" calcext:value-type="float">
            <text:p>-4930.6930693069</text:p>
          </table:table-cell>
          <table:table-cell table:number-columns-repeated="2"/>
        </table:table-row>
        <table:table-row table:style-name="ro1">
          <table:table-cell office:value-type="float" office:value="-1361.38613861386" calcext:value-type="float">
            <text:p>-1361.3861386139</text:p>
          </table:table-cell>
          <table:table-cell table:number-columns-repeated="2"/>
        </table:table-row>
        <table:table-row table:style-name="ro1">
          <table:table-cell office:value-type="float" office:value="-465.346534653465" calcext:value-type="float">
            <text:p>-465.3465346535</text:p>
          </table:table-cell>
          <table:table-cell table:number-columns-repeated="2"/>
        </table:table-row>
        <table:table-row table:style-name="ro1">
          <table:table-cell office:value-type="float" office:value="-1103.9603960396" calcext:value-type="float">
            <text:p>-1103.9603960396</text:p>
          </table:table-cell>
          <table:table-cell table:number-columns-repeated="2"/>
        </table:table-row>
        <table:table-row table:style-name="ro1">
          <table:table-cell office:value-type="float" office:value="-2049.50495049505" calcext:value-type="float">
            <text:p>-2049.5049504951</text:p>
          </table:table-cell>
          <table:table-cell table:number-columns-repeated="2"/>
        </table:table-row>
        <table:table-row table:style-name="ro1">
          <table:table-cell office:value-type="float" office:value="-4193.06930693069" calcext:value-type="float">
            <text:p>-4193.0693069307</text:p>
          </table:table-cell>
          <table:table-cell table:number-columns-repeated="2"/>
        </table:table-row>
        <table:table-row table:style-name="ro1">
          <table:table-cell office:value-type="float" office:value="-2118.81188118812" calcext:value-type="float">
            <text:p>-2118.8118811881</text:p>
          </table:table-cell>
          <table:table-cell table:number-columns-repeated="2"/>
        </table:table-row>
        <table:table-row table:style-name="ro1">
          <table:table-cell office:value-type="float" office:value="-2826.73267326733" calcext:value-type="float">
            <text:p>-2826.7326732673</text:p>
          </table:table-cell>
          <table:table-cell table:number-columns-repeated="2"/>
        </table:table-row>
        <table:table-row table:style-name="ro1">
          <table:table-cell office:value-type="float" office:value="-643.564356435644" calcext:value-type="float">
            <text:p>-643.5643564356</text:p>
          </table:table-cell>
          <table:table-cell table:number-columns-repeated="2"/>
        </table:table-row>
        <table:table-row table:style-name="ro1">
          <table:table-cell office:value-type="float" office:value="-391.089108910891" calcext:value-type="float">
            <text:p>-391.0891089109</text:p>
          </table:table-cell>
          <table:table-cell table:number-columns-repeated="2"/>
        </table:table-row>
        <table:table-row table:style-name="ro1">
          <table:table-cell office:value-type="float" office:value="1757.42574257426" calcext:value-type="float">
            <text:p>1757.4257425743</text:p>
          </table:table-cell>
          <table:table-cell table:number-columns-repeated="2"/>
        </table:table-row>
        <table:table-row table:style-name="ro1">
          <table:table-cell office:value-type="float" office:value="-2960.39603960396" calcext:value-type="float">
            <text:p>-2960.396039604</text:p>
          </table:table-cell>
          <table:table-cell table:number-columns-repeated="2"/>
        </table:table-row>
        <table:table-row table:style-name="ro1">
          <table:table-cell office:value-type="float" office:value="881.188118811881" calcext:value-type="float">
            <text:p>881.1881188119</text:p>
          </table:table-cell>
          <table:table-cell table:number-columns-repeated="2"/>
        </table:table-row>
        <table:table-row table:style-name="ro1">
          <table:table-cell office:value-type="float" office:value="-569.306930693069" calcext:value-type="float">
            <text:p>-569.3069306931</text:p>
          </table:table-cell>
          <table:table-cell table:number-columns-repeated="2"/>
        </table:table-row>
        <table:table-row table:style-name="ro1">
          <table:table-cell office:value-type="float" office:value="-1356.43564356436" calcext:value-type="float">
            <text:p>-1356.4356435644</text:p>
          </table:table-cell>
          <table:table-cell table:number-columns-repeated="2"/>
        </table:table-row>
        <table:table-row table:style-name="ro1">
          <table:table-cell office:value-type="float" office:value="-1386.13861386139" calcext:value-type="float">
            <text:p>-1386.1386138614</text:p>
          </table:table-cell>
          <table:table-cell table:number-columns-repeated="2"/>
        </table:table-row>
        <table:table-row table:style-name="ro1">
          <table:table-cell office:value-type="float" office:value="-3029.70297029703" calcext:value-type="float">
            <text:p>-3029.702970297</text:p>
          </table:table-cell>
          <table:table-cell table:number-columns-repeated="2"/>
        </table:table-row>
        <table:table-row table:style-name="ro1">
          <table:table-cell office:value-type="float" office:value="247.524752475248" calcext:value-type="float">
            <text:p>247.5247524752</text:p>
          </table:table-cell>
          <table:table-cell table:number-columns-repeated="2"/>
        </table:table-row>
        <table:table-row table:style-name="ro1">
          <table:table-cell office:value-type="float" office:value="-3534.65346534653" calcext:value-type="float">
            <text:p>-3534.6534653465</text:p>
          </table:table-cell>
          <table:table-cell table:number-columns-repeated="2"/>
        </table:table-row>
        <table:table-row table:style-name="ro1">
          <table:table-cell office:value-type="float" office:value="-752.475247524753" calcext:value-type="float">
            <text:p>-752.4752475248</text:p>
          </table:table-cell>
          <table:table-cell table:number-columns-repeated="2"/>
        </table:table-row>
        <table:table-row table:style-name="ro1">
          <table:table-cell office:value-type="float" office:value="346.534653465347" calcext:value-type="float">
            <text:p>346.5346534653</text:p>
          </table:table-cell>
          <table:table-cell table:number-columns-repeated="2"/>
        </table:table-row>
        <table:table-row table:style-name="ro1">
          <table:table-cell office:value-type="float" office:value="-1767.32673267327" calcext:value-type="float">
            <text:p>-1767.3267326733</text:p>
          </table:table-cell>
          <table:table-cell table:number-columns-repeated="2"/>
        </table:table-row>
        <table:table-row table:style-name="ro1">
          <table:table-cell office:value-type="float" office:value="1138.61386138614" calcext:value-type="float">
            <text:p>1138.6138613861</text:p>
          </table:table-cell>
          <table:table-cell table:number-columns-repeated="2"/>
        </table:table-row>
        <table:table-row table:style-name="ro1">
          <table:table-cell office:value-type="float" office:value="-1465.34653465347" calcext:value-type="float">
            <text:p>-1465.3465346535</text:p>
          </table:table-cell>
          <table:table-cell table:number-columns-repeated="2"/>
        </table:table-row>
        <table:table-row table:style-name="ro1">
          <table:table-cell office:value-type="float" office:value="-960.39603960396" calcext:value-type="float">
            <text:p>-960.396039604</text:p>
          </table:table-cell>
          <table:table-cell table:number-columns-repeated="2"/>
        </table:table-row>
        <table:table-row table:style-name="ro1">
          <table:table-cell office:value-type="float" office:value="-960.39603960396" calcext:value-type="float">
            <text:p>-960.396039604</text:p>
          </table:table-cell>
          <table:table-cell table:number-columns-repeated="2"/>
        </table:table-row>
        <table:table-row table:style-name="ro1">
          <table:table-cell office:value-type="float" office:value="910.891089108911" calcext:value-type="float">
            <text:p>910.8910891089</text:p>
          </table:table-cell>
          <table:table-cell table:number-columns-repeated="2"/>
        </table:table-row>
        <table:table-row table:style-name="ro1">
          <table:table-cell office:value-type="float" office:value="-683.168316831683" calcext:value-type="float">
            <text:p>-683.1683168317</text:p>
          </table:table-cell>
          <table:table-cell table:number-columns-repeated="2"/>
        </table:table-row>
        <table:table-row table:style-name="ro1">
          <table:table-cell office:value-type="float" office:value="-2975.24752475248" calcext:value-type="float">
            <text:p>-2975.2475247525</text:p>
          </table:table-cell>
          <table:table-cell table:number-columns-repeated="2"/>
        </table:table-row>
        <table:table-row table:style-name="ro1">
          <table:table-cell office:value-type="float" office:value="-1292.07920792079" calcext:value-type="float">
            <text:p>-1292.0792079208</text:p>
          </table:table-cell>
          <table:table-cell table:number-columns-repeated="2"/>
        </table:table-row>
        <table:table-row table:style-name="ro1">
          <table:table-cell office:value-type="float" office:value="-4782.17821782178" calcext:value-type="float">
            <text:p>-4782.1782178218</text:p>
          </table:table-cell>
          <table:table-cell table:number-columns-repeated="2"/>
        </table:table-row>
        <table:table-row table:style-name="ro1">
          <table:table-cell office:value-type="float" office:value="-5935.64356435644" calcext:value-type="float">
            <text:p>-5935.6435643564</text:p>
          </table:table-cell>
          <table:table-cell table:number-columns-repeated="2"/>
        </table:table-row>
        <table:table-row table:style-name="ro1">
          <table:table-cell office:value-type="float" office:value="-1168.31683168317" calcext:value-type="float">
            <text:p>-1168.3168316832</text:p>
          </table:table-cell>
          <table:table-cell table:number-columns-repeated="2"/>
        </table:table-row>
        <table:table-row table:style-name="ro1">
          <table:table-cell office:value-type="float" office:value="-2658.41584158416" calcext:value-type="float">
            <text:p>-2658.4158415842</text:p>
          </table:table-cell>
          <table:table-cell table:number-columns-repeated="2"/>
        </table:table-row>
        <table:table-row table:style-name="ro1">
          <table:table-cell office:value-type="float" office:value="188.118811881188" calcext:value-type="float">
            <text:p>188.1188118812</text:p>
          </table:table-cell>
          <table:table-cell table:number-columns-repeated="2"/>
        </table:table-row>
        <table:table-row table:style-name="ro1">
          <table:table-cell office:value-type="float" office:value="633.663366336634" calcext:value-type="float">
            <text:p>633.6633663366</text:p>
          </table:table-cell>
          <table:table-cell table:number-columns-repeated="2"/>
        </table:table-row>
        <table:table-row table:style-name="ro1">
          <table:table-cell office:value-type="float" office:value="-2648.51485148515" calcext:value-type="float">
            <text:p>-2648.5148514852</text:p>
          </table:table-cell>
          <table:table-cell table:number-columns-repeated="2"/>
        </table:table-row>
        <table:table-row table:style-name="ro1">
          <table:table-cell office:value-type="float" office:value="-1861.38613861386" calcext:value-type="float">
            <text:p>-1861.3861386139</text:p>
          </table:table-cell>
          <table:table-cell table:number-columns-repeated="2"/>
        </table:table-row>
        <table:table-row table:style-name="ro1">
          <table:table-cell office:value-type="float" office:value="-603.960396039604" calcext:value-type="float">
            <text:p>-603.9603960396</text:p>
          </table:table-cell>
          <table:table-cell table:number-columns-repeated="2"/>
        </table:table-row>
        <table:table-row table:style-name="ro1">
          <table:table-cell office:value-type="float" office:value="-1594.05940594059" calcext:value-type="float">
            <text:p>-1594.0594059406</text:p>
          </table:table-cell>
          <table:table-cell table:number-columns-repeated="2"/>
        </table:table-row>
        <table:table-row table:style-name="ro1">
          <table:table-cell office:value-type="float" office:value="351.485148514851" calcext:value-type="float">
            <text:p>351.4851485149</text:p>
          </table:table-cell>
          <table:table-cell table:number-columns-repeated="2"/>
        </table:table-row>
        <table:table-row table:style-name="ro1">
          <table:table-cell office:value-type="float" office:value="2153.46534653465" calcext:value-type="float">
            <text:p>2153.4653465347</text:p>
          </table:table-cell>
          <table:table-cell table:number-columns-repeated="2"/>
        </table:table-row>
        <table:table-row table:style-name="ro1">
          <table:table-cell office:value-type="float" office:value="-1717.82178217822" calcext:value-type="float">
            <text:p>-1717.8217821782</text:p>
          </table:table-cell>
          <table:table-cell table:number-columns-repeated="2"/>
        </table:table-row>
        <table:table-row table:style-name="ro1">
          <table:table-cell office:value-type="float" office:value="658.415841584159" calcext:value-type="float">
            <text:p>658.4158415842</text:p>
          </table:table-cell>
          <table:table-cell table:number-columns-repeated="2"/>
        </table:table-row>
        <table:table-row table:style-name="ro1">
          <table:table-cell office:value-type="float" office:value="-495.049504950495" calcext:value-type="float">
            <text:p>-495.0495049505</text:p>
          </table:table-cell>
          <table:table-cell table:number-columns-repeated="2"/>
        </table:table-row>
        <table:table-row table:style-name="ro1">
          <table:table-cell office:value-type="float" office:value="-3980.19801980198" calcext:value-type="float">
            <text:p>-3980.198019802</text:p>
          </table:table-cell>
          <table:table-cell table:number-columns-repeated="2"/>
        </table:table-row>
        <table:table-row table:style-name="ro1">
          <table:table-cell office:value-type="float" office:value="-2217.82178217822" calcext:value-type="float">
            <text:p>-2217.8217821782</text:p>
          </table:table-cell>
          <table:table-cell table:number-columns-repeated="2"/>
        </table:table-row>
        <table:table-row table:style-name="ro1">
          <table:table-cell office:value-type="float" office:value="-1975.24752475248" calcext:value-type="float">
            <text:p>-1975.2475247525</text:p>
          </table:table-cell>
          <table:table-cell table:number-columns-repeated="2"/>
        </table:table-row>
        <table:table-row table:style-name="ro1">
          <table:table-cell office:value-type="float" office:value="-2737.62376237624" calcext:value-type="float">
            <text:p>-2737.6237623762</text:p>
          </table:table-cell>
          <table:table-cell table:number-columns-repeated="2"/>
        </table:table-row>
        <table:table-row table:style-name="ro1">
          <table:table-cell office:value-type="float" office:value="-4405.94059405941" calcext:value-type="float">
            <text:p>-4405.9405940594</text:p>
          </table:table-cell>
          <table:table-cell table:number-columns-repeated="2"/>
        </table:table-row>
        <table:table-row table:style-name="ro1">
          <table:table-cell office:value-type="float" office:value="-2950.49504950495" calcext:value-type="float">
            <text:p>-2950.495049505</text:p>
          </table:table-cell>
          <table:table-cell table:number-columns-repeated="2"/>
        </table:table-row>
        <table:table-row table:style-name="ro1">
          <table:table-cell office:value-type="float" office:value="-3752.47524752475" calcext:value-type="float">
            <text:p>-3752.4752475248</text:p>
          </table:table-cell>
          <table:table-cell table:number-columns-repeated="2"/>
        </table:table-row>
        <table:table-row table:style-name="ro1">
          <table:table-cell office:value-type="float" office:value="-2698.0198019802" calcext:value-type="float">
            <text:p>-2698.0198019802</text:p>
          </table:table-cell>
          <table:table-cell table:number-columns-repeated="2"/>
        </table:table-row>
        <table:table-row table:style-name="ro1">
          <table:table-cell office:value-type="float" office:value="544.554455445545" calcext:value-type="float">
            <text:p>544.5544554455</text:p>
          </table:table-cell>
          <table:table-cell table:number-columns-repeated="2"/>
        </table:table-row>
        <table:table-row table:style-name="ro1">
          <table:table-cell office:value-type="float" office:value="-1678.21782178218" calcext:value-type="float">
            <text:p>-1678.2178217822</text:p>
          </table:table-cell>
          <table:table-cell table:number-columns-repeated="2"/>
        </table:table-row>
        <table:table-row table:style-name="ro1">
          <table:table-cell office:value-type="float" office:value="445.544554455446" calcext:value-type="float">
            <text:p>445.5445544554</text:p>
          </table:table-cell>
          <table:table-cell table:number-columns-repeated="2"/>
        </table:table-row>
        <table:table-row table:style-name="ro1">
          <table:table-cell office:value-type="float" office:value="-2509.90099009901" calcext:value-type="float">
            <text:p>-2509.900990099</text:p>
          </table:table-cell>
          <table:table-cell table:number-columns-repeated="2"/>
        </table:table-row>
        <table:table-row table:style-name="ro1">
          <table:table-cell office:value-type="float" office:value="-579.207920792079" calcext:value-type="float">
            <text:p>-579.2079207921</text:p>
          </table:table-cell>
          <table:table-cell table:number-columns-repeated="2"/>
        </table:table-row>
        <table:table-row table:style-name="ro1">
          <table:table-cell office:value-type="float" office:value="1178.21782178218" calcext:value-type="float">
            <text:p>1178.2178217822</text:p>
          </table:table-cell>
          <table:table-cell table:number-columns-repeated="2"/>
        </table:table-row>
        <table:table-row table:style-name="ro1">
          <table:table-cell office:value-type="float" office:value="-396.039603960396" calcext:value-type="float">
            <text:p>-396.0396039604</text:p>
          </table:table-cell>
          <table:table-cell table:number-columns-repeated="2"/>
        </table:table-row>
        <table:table-row table:style-name="ro1">
          <table:table-cell office:value-type="float" office:value="935.643564356436" calcext:value-type="float">
            <text:p>935.6435643564</text:p>
          </table:table-cell>
          <table:table-cell table:number-columns-repeated="2"/>
        </table:table-row>
        <table:table-row table:style-name="ro1">
          <table:table-cell office:value-type="float" office:value="-3336.63366336634" calcext:value-type="float">
            <text:p>-3336.6336633663</text:p>
          </table:table-cell>
          <table:table-cell table:number-columns-repeated="2"/>
        </table:table-row>
        <table:table-row table:style-name="ro1">
          <table:table-cell office:value-type="float" office:value="-1485.14851485149" calcext:value-type="float">
            <text:p>-1485.1485148515</text:p>
          </table:table-cell>
          <table:table-cell table:number-columns-repeated="2"/>
        </table:table-row>
        <table:table-row table:style-name="ro1">
          <table:table-cell office:value-type="float" office:value="1658.41584158416" calcext:value-type="float">
            <text:p>1658.4158415842</text:p>
          </table:table-cell>
          <table:table-cell table:number-columns-repeated="2"/>
        </table:table-row>
        <table:table-row table:style-name="ro1">
          <table:table-cell office:value-type="float" office:value="-4485.14851485149" calcext:value-type="float">
            <text:p>-4485.1485148515</text:p>
          </table:table-cell>
          <table:table-cell table:number-columns-repeated="2"/>
        </table:table-row>
        <table:table-row table:style-name="ro1">
          <table:table-cell office:value-type="float" office:value="-3039.60396039604" calcext:value-type="float">
            <text:p>-3039.603960396</text:p>
          </table:table-cell>
          <table:table-cell table:number-columns-repeated="2"/>
        </table:table-row>
        <table:table-row table:style-name="ro1">
          <table:table-cell office:value-type="float" office:value="975.247524752475" calcext:value-type="float">
            <text:p>975.2475247525</text:p>
          </table:table-cell>
          <table:table-cell table:number-columns-repeated="2"/>
        </table:table-row>
        <table:table-row table:style-name="ro1">
          <table:table-cell office:value-type="float" office:value="-930.693069306931" calcext:value-type="float">
            <text:p>-930.6930693069</text:p>
          </table:table-cell>
          <table:table-cell table:number-columns-repeated="2"/>
        </table:table-row>
        <table:table-row table:style-name="ro1">
          <table:table-cell office:value-type="float" office:value="-272.277227722772" calcext:value-type="float">
            <text:p>-272.2772277228</text:p>
          </table:table-cell>
          <table:table-cell table:number-columns-repeated="2"/>
        </table:table-row>
        <table:table-row table:style-name="ro1">
          <table:table-cell office:value-type="float" office:value="584.158415841584" calcext:value-type="float">
            <text:p>584.1584158416</text:p>
          </table:table-cell>
          <table:table-cell table:number-columns-repeated="2"/>
        </table:table-row>
        <table:table-row table:style-name="ro1">
          <table:table-cell office:value-type="float" office:value="232.673267326733" calcext:value-type="float">
            <text:p>232.6732673267</text:p>
          </table:table-cell>
          <table:table-cell table:number-columns-repeated="2"/>
        </table:table-row>
        <table:table-row table:style-name="ro1">
          <table:table-cell office:value-type="float" office:value="-84.1584158415842" calcext:value-type="float">
            <text:p>-84.1584158416</text:p>
          </table:table-cell>
          <table:table-cell table:number-columns-repeated="2"/>
        </table:table-row>
        <table:table-row table:style-name="ro1">
          <table:table-cell office:value-type="float" office:value="-1381.18811881188" calcext:value-type="float">
            <text:p>-1381.1881188119</text:p>
          </table:table-cell>
          <table:table-cell table:number-columns-repeated="2"/>
        </table:table-row>
        <table:table-row table:style-name="ro1">
          <table:table-cell office:value-type="float" office:value="-301.980198019802" calcext:value-type="float">
            <text:p>-301.9801980198</text:p>
          </table:table-cell>
          <table:table-cell table:number-columns-repeated="2"/>
        </table:table-row>
        <table:table-row table:style-name="ro1">
          <table:table-cell office:value-type="float" office:value="-4212.87128712871" calcext:value-type="float">
            <text:p>-4212.8712871287</text:p>
          </table:table-cell>
          <table:table-cell table:number-columns-repeated="2"/>
        </table:table-row>
        <table:table-row table:style-name="ro1">
          <table:table-cell office:value-type="float" office:value="-579.207920792079" calcext:value-type="float">
            <text:p>-579.2079207921</text:p>
          </table:table-cell>
          <table:table-cell table:number-columns-repeated="2"/>
        </table:table-row>
        <table:table-row table:style-name="ro1">
          <table:table-cell office:value-type="float" office:value="-504.950495049505" calcext:value-type="float">
            <text:p>-504.9504950495</text:p>
          </table:table-cell>
          <table:table-cell table:number-columns-repeated="2"/>
        </table:table-row>
        <table:table-row table:style-name="ro1">
          <table:table-cell office:value-type="float" office:value="-3787.12871287129" calcext:value-type="float">
            <text:p>-3787.1287128713</text:p>
          </table:table-cell>
          <table:table-cell table:number-columns-repeated="2"/>
        </table:table-row>
        <table:table-row table:style-name="ro1">
          <table:table-cell office:value-type="float" office:value="386.138613861386" calcext:value-type="float">
            <text:p>386.1386138614</text:p>
          </table:table-cell>
          <table:table-cell table:number-columns-repeated="2"/>
        </table:table-row>
        <table:table-row table:style-name="ro1">
          <table:table-cell office:value-type="float" office:value="-608.910891089109" calcext:value-type="float">
            <text:p>-608.9108910891</text:p>
          </table:table-cell>
          <table:table-cell table:number-columns-repeated="2"/>
        </table:table-row>
        <table:table-row table:style-name="ro1">
          <table:table-cell office:value-type="float" office:value="-1386.13861386139" calcext:value-type="float">
            <text:p>-1386.1386138614</text:p>
          </table:table-cell>
          <table:table-cell table:number-columns-repeated="2"/>
        </table:table-row>
        <table:table-row table:style-name="ro1">
          <table:table-cell office:value-type="float" office:value="-1435.64356435644" calcext:value-type="float">
            <text:p>-1435.6435643564</text:p>
          </table:table-cell>
          <table:table-cell table:number-columns-repeated="2"/>
        </table:table-row>
        <table:table-row table:style-name="ro1">
          <table:table-cell office:value-type="float" office:value="202.970297029703" calcext:value-type="float">
            <text:p>202.9702970297</text:p>
          </table:table-cell>
          <table:table-cell table:number-columns-repeated="2"/>
        </table:table-row>
        <table:table-row table:style-name="ro1">
          <table:table-cell office:value-type="float" office:value="-2074.25742574257" calcext:value-type="float">
            <text:p>-2074.2574257426</text:p>
          </table:table-cell>
          <table:table-cell table:number-columns-repeated="2"/>
        </table:table-row>
        <table:table-row table:style-name="ro1">
          <table:table-cell office:value-type="float" office:value="163.366336633663" calcext:value-type="float">
            <text:p>163.3663366337</text:p>
          </table:table-cell>
          <table:table-cell table:number-columns-repeated="2"/>
        </table:table-row>
        <table:table-row table:style-name="ro1">
          <table:table-cell office:value-type="float" office:value="-2554.45544554455" calcext:value-type="float">
            <text:p>-2554.4554455446</text:p>
          </table:table-cell>
          <table:table-cell table:number-columns-repeated="2"/>
        </table:table-row>
        <table:table-row table:style-name="ro1">
          <table:table-cell office:value-type="float" office:value="-1306.93069306931" calcext:value-type="float">
            <text:p>-1306.9306930693</text:p>
          </table:table-cell>
          <table:table-cell table:number-columns-repeated="2"/>
        </table:table-row>
        <table:table-row table:style-name="ro1">
          <table:table-cell office:value-type="float" office:value="-1970.29702970297" calcext:value-type="float">
            <text:p>-1970.297029703</text:p>
          </table:table-cell>
          <table:table-cell table:number-columns-repeated="2"/>
        </table:table-row>
        <table:table-row table:style-name="ro1">
          <table:table-cell office:value-type="float" office:value="-1821.78217821782" calcext:value-type="float">
            <text:p>-1821.7821782178</text:p>
          </table:table-cell>
          <table:table-cell table:number-columns-repeated="2"/>
        </table:table-row>
        <table:table-row table:style-name="ro1">
          <table:table-cell office:value-type="float" office:value="-549.504950495049" calcext:value-type="float">
            <text:p>-549.504950495</text:p>
          </table:table-cell>
          <table:table-cell table:number-columns-repeated="2"/>
        </table:table-row>
        <table:table-row table:style-name="ro1">
          <table:table-cell office:value-type="float" office:value="2430.69306930693" calcext:value-type="float">
            <text:p>2430.6930693069</text:p>
          </table:table-cell>
          <table:table-cell table:number-columns-repeated="2"/>
        </table:table-row>
        <table:table-row table:style-name="ro1">
          <table:table-cell office:value-type="float" office:value="2202.9702970297" calcext:value-type="float">
            <text:p>2202.9702970297</text:p>
          </table:table-cell>
          <table:table-cell table:number-columns-repeated="2"/>
        </table:table-row>
        <table:table-row table:style-name="ro1">
          <table:table-cell office:value-type="float" office:value="648.514851485149" calcext:value-type="float">
            <text:p>648.5148514851</text:p>
          </table:table-cell>
          <table:table-cell table:number-columns-repeated="2"/>
        </table:table-row>
        <table:table-row table:style-name="ro1">
          <table:table-cell office:value-type="float" office:value="-227.722772277228" calcext:value-type="float">
            <text:p>-227.7227722772</text:p>
          </table:table-cell>
          <table:table-cell table:number-columns-repeated="2"/>
        </table:table-row>
        <table:table-row table:style-name="ro1">
          <table:table-cell office:value-type="float" office:value="4153.46534653465" calcext:value-type="float">
            <text:p>4153.4653465347</text:p>
          </table:table-cell>
          <table:table-cell table:number-columns-repeated="2"/>
        </table:table-row>
        <table:table-row table:style-name="ro1">
          <table:table-cell office:value-type="float" office:value="1133.66336633663" calcext:value-type="float">
            <text:p>1133.6633663366</text:p>
          </table:table-cell>
          <table:table-cell table:number-columns-repeated="2"/>
        </table:table-row>
        <table:table-row table:style-name="ro1">
          <table:table-cell office:value-type="float" office:value="2737.62376237624" calcext:value-type="float">
            <text:p>2737.6237623762</text:p>
          </table:table-cell>
          <table:table-cell table:number-columns-repeated="2"/>
        </table:table-row>
        <table:table-row table:style-name="ro1">
          <table:table-cell office:value-type="float" office:value="1975.24752475248" calcext:value-type="float">
            <text:p>1975.2475247525</text:p>
          </table:table-cell>
          <table:table-cell table:number-columns-repeated="2"/>
        </table:table-row>
        <table:table-row table:style-name="ro1">
          <table:table-cell office:value-type="float" office:value="4257.42574257426" calcext:value-type="float">
            <text:p>4257.4257425743</text:p>
          </table:table-cell>
          <table:table-cell table:number-columns-repeated="2"/>
        </table:table-row>
        <table:table-row table:style-name="ro1">
          <table:table-cell office:value-type="float" office:value="752.475247524753" calcext:value-type="float">
            <text:p>752.4752475248</text:p>
          </table:table-cell>
          <table:table-cell table:number-columns-repeated="2"/>
        </table:table-row>
        <table:table-row table:style-name="ro1">
          <table:table-cell office:value-type="float" office:value="846.534653465347" calcext:value-type="float">
            <text:p>846.5346534653</text:p>
          </table:table-cell>
          <table:table-cell table:number-columns-repeated="2"/>
        </table:table-row>
        <table:table-row table:style-name="ro1">
          <table:table-cell office:value-type="float" office:value="1331.68316831683" calcext:value-type="float">
            <text:p>1331.6831683168</text:p>
          </table:table-cell>
          <table:table-cell table:number-columns-repeated="2"/>
        </table:table-row>
        <table:table-row table:style-name="ro1">
          <table:table-cell office:value-type="float" office:value="-94.0594059405941" calcext:value-type="float">
            <text:p>-94.0594059406</text:p>
          </table:table-cell>
          <table:table-cell table:number-columns-repeated="2"/>
        </table:table-row>
        <table:table-row table:style-name="ro1">
          <table:table-cell office:value-type="float" office:value="2643.56435643564" calcext:value-type="float">
            <text:p>2643.5643564356</text:p>
          </table:table-cell>
          <table:table-cell table:number-columns-repeated="2"/>
        </table:table-row>
        <table:table-row table:style-name="ro1">
          <table:table-cell office:value-type="float" office:value="1613.86138613861" calcext:value-type="float">
            <text:p>1613.8613861386</text:p>
          </table:table-cell>
          <table:table-cell table:number-columns-repeated="2"/>
        </table:table-row>
        <table:table-row table:style-name="ro1">
          <table:table-cell office:value-type="float" office:value="-1896.0396039604" calcext:value-type="float">
            <text:p>-1896.0396039604</text:p>
          </table:table-cell>
          <table:table-cell table:number-columns-repeated="2"/>
        </table:table-row>
        <table:table-row table:style-name="ro1">
          <table:table-cell office:value-type="float" office:value="-1405.94059405941" calcext:value-type="float">
            <text:p>-1405.9405940594</text:p>
          </table:table-cell>
          <table:table-cell table:number-columns-repeated="2"/>
        </table:table-row>
        <table:table-row table:style-name="ro1">
          <table:table-cell office:value-type="float" office:value="2183.16831683168" calcext:value-type="float">
            <text:p>2183.1683168317</text:p>
          </table:table-cell>
          <table:table-cell table:number-columns-repeated="2"/>
        </table:table-row>
        <table:table-row table:style-name="ro1">
          <table:table-cell office:value-type="float" office:value="1435.64356435644" calcext:value-type="float">
            <text:p>1435.6435643564</text:p>
          </table:table-cell>
          <table:table-cell table:number-columns-repeated="2"/>
        </table:table-row>
        <table:table-row table:style-name="ro1">
          <table:table-cell office:value-type="float" office:value="2440.59405940594" calcext:value-type="float">
            <text:p>2440.5940594059</text:p>
          </table:table-cell>
          <table:table-cell table:number-columns-repeated="2"/>
        </table:table-row>
        <table:table-row table:style-name="ro1">
          <table:table-cell office:value-type="float" office:value="1465.34653465347" calcext:value-type="float">
            <text:p>1465.3465346535</text:p>
          </table:table-cell>
          <table:table-cell table:number-columns-repeated="2"/>
        </table:table-row>
        <table:table-row table:style-name="ro1">
          <table:table-cell office:value-type="float" office:value="3584.15841584158" calcext:value-type="float">
            <text:p>3584.1584158416</text:p>
          </table:table-cell>
          <table:table-cell table:number-columns-repeated="2"/>
        </table:table-row>
        <table:table-row table:style-name="ro1">
          <table:table-cell office:value-type="float" office:value="-460.39603960396" calcext:value-type="float">
            <text:p>-460.396039604</text:p>
          </table:table-cell>
          <table:table-cell table:number-columns-repeated="2"/>
        </table:table-row>
        <table:table-row table:style-name="ro1">
          <table:table-cell office:value-type="float" office:value="3633.66336633663" calcext:value-type="float">
            <text:p>3633.6633663366</text:p>
          </table:table-cell>
          <table:table-cell table:number-columns-repeated="2"/>
        </table:table-row>
        <table:table-row table:style-name="ro1">
          <table:table-cell office:value-type="float" office:value="1415.84158415842" calcext:value-type="float">
            <text:p>1415.8415841584</text:p>
          </table:table-cell>
          <table:table-cell table:number-columns-repeated="2"/>
        </table:table-row>
        <table:table-row table:style-name="ro1">
          <table:table-cell office:value-type="float" office:value="4772.27722772277" calcext:value-type="float">
            <text:p>4772.2772277228</text:p>
          </table:table-cell>
          <table:table-cell table:number-columns-repeated="2"/>
        </table:table-row>
        <table:table-row table:style-name="ro1">
          <table:table-cell office:value-type="float" office:value="2797.0297029703" calcext:value-type="float">
            <text:p>2797.0297029703</text:p>
          </table:table-cell>
          <table:table-cell table:number-columns-repeated="2"/>
        </table:table-row>
        <table:table-row table:style-name="ro1">
          <table:table-cell office:value-type="float" office:value="-1069.30693069307" calcext:value-type="float">
            <text:p>-1069.3069306931</text:p>
          </table:table-cell>
          <table:table-cell table:number-columns-repeated="2"/>
        </table:table-row>
        <table:table-row table:style-name="ro1">
          <table:table-cell office:value-type="float" office:value="4831.68316831683" calcext:value-type="float">
            <text:p>4831.6831683168</text:p>
          </table:table-cell>
          <table:table-cell table:number-columns-repeated="2"/>
        </table:table-row>
        <table:table-row table:style-name="ro1">
          <table:table-cell office:value-type="float" office:value="2198.0198019802" calcext:value-type="float">
            <text:p>2198.0198019802</text:p>
          </table:table-cell>
          <table:table-cell table:number-columns-repeated="2"/>
        </table:table-row>
        <table:table-row table:style-name="ro1">
          <table:table-cell office:value-type="float" office:value="4054.45544554456" calcext:value-type="float">
            <text:p>4054.4554455446</text:p>
          </table:table-cell>
          <table:table-cell table:number-columns-repeated="2"/>
        </table:table-row>
        <table:table-row table:style-name="ro1">
          <table:table-cell office:value-type="float" office:value="2960.39603960396" calcext:value-type="float">
            <text:p>2960.396039604</text:p>
          </table:table-cell>
          <table:table-cell table:number-columns-repeated="2"/>
        </table:table-row>
        <table:table-row table:style-name="ro1">
          <table:table-cell office:value-type="float" office:value="2282.17821782178" calcext:value-type="float">
            <text:p>2282.1782178218</text:p>
          </table:table-cell>
          <table:table-cell table:number-columns-repeated="2"/>
        </table:table-row>
        <table:table-row table:style-name="ro1">
          <table:table-cell office:value-type="float" office:value="2237.62376237624" calcext:value-type="float">
            <text:p>2237.6237623762</text:p>
          </table:table-cell>
          <table:table-cell table:number-columns-repeated="2"/>
        </table:table-row>
        <table:table-row table:style-name="ro1">
          <table:table-cell office:value-type="float" office:value="2103.9603960396" calcext:value-type="float">
            <text:p>2103.9603960396</text:p>
          </table:table-cell>
          <table:table-cell table:number-columns-repeated="2"/>
        </table:table-row>
        <table:table-row table:style-name="ro1">
          <table:table-cell office:value-type="float" office:value="3118.81188118812" calcext:value-type="float">
            <text:p>3118.8118811881</text:p>
          </table:table-cell>
          <table:table-cell table:number-columns-repeated="2"/>
        </table:table-row>
        <table:table-row table:style-name="ro1">
          <table:table-cell office:value-type="float" office:value="1836.63366336634" calcext:value-type="float">
            <text:p>1836.6336633663</text:p>
          </table:table-cell>
          <table:table-cell table:number-columns-repeated="2"/>
        </table:table-row>
        <table:table-row table:style-name="ro1">
          <table:table-cell office:value-type="float" office:value="539.60396039604" calcext:value-type="float">
            <text:p>539.603960396</text:p>
          </table:table-cell>
          <table:table-cell table:number-columns-repeated="2"/>
        </table:table-row>
        <table:table-row table:style-name="ro1">
          <table:table-cell office:value-type="float" office:value="4133.66336633663" calcext:value-type="float">
            <text:p>4133.6633663366</text:p>
          </table:table-cell>
          <table:table-cell table:number-columns-repeated="2"/>
        </table:table-row>
        <table:table-row table:style-name="ro1">
          <table:table-cell office:value-type="float" office:value="509.90099009901" calcext:value-type="float">
            <text:p>509.900990099</text:p>
          </table:table-cell>
          <table:table-cell table:number-columns-repeated="2"/>
        </table:table-row>
        <table:table-row table:style-name="ro1">
          <table:table-cell office:value-type="float" office:value="1341.58415841584" calcext:value-type="float">
            <text:p>1341.5841584158</text:p>
          </table:table-cell>
          <table:table-cell table:number-columns-repeated="2"/>
        </table:table-row>
        <table:table-row table:style-name="ro1">
          <table:table-cell office:value-type="float" office:value="3668.31683168317" calcext:value-type="float">
            <text:p>3668.3168316832</text:p>
          </table:table-cell>
          <table:table-cell table:number-columns-repeated="2"/>
        </table:table-row>
        <table:table-row table:style-name="ro1">
          <table:table-cell office:value-type="float" office:value="227.722772277228" calcext:value-type="float">
            <text:p>227.7227722772</text:p>
          </table:table-cell>
          <table:table-cell table:number-columns-repeated="2"/>
        </table:table-row>
        <table:table-row table:style-name="ro1">
          <table:table-cell office:value-type="float" office:value="4103.9603960396" calcext:value-type="float">
            <text:p>4103.9603960396</text:p>
          </table:table-cell>
          <table:table-cell table:number-columns-repeated="2"/>
        </table:table-row>
        <table:table-row table:style-name="ro1">
          <table:table-cell office:value-type="float" office:value="410.891089108911" calcext:value-type="float">
            <text:p>410.8910891089</text:p>
          </table:table-cell>
          <table:table-cell table:number-columns-repeated="2"/>
        </table:table-row>
        <table:table-row table:style-name="ro1">
          <table:table-cell office:value-type="float" office:value="1138.61386138614" calcext:value-type="float">
            <text:p>1138.6138613861</text:p>
          </table:table-cell>
          <table:table-cell table:number-columns-repeated="2"/>
        </table:table-row>
        <table:table-row table:style-name="ro1">
          <table:table-cell office:value-type="float" office:value="-435.643564356436" calcext:value-type="float">
            <text:p>-435.6435643564</text:p>
          </table:table-cell>
          <table:table-cell table:number-columns-repeated="2"/>
        </table:table-row>
        <table:table-row table:style-name="ro1">
          <table:table-cell office:value-type="float" office:value="222.772277227723" calcext:value-type="float">
            <text:p>222.7722772277</text:p>
          </table:table-cell>
          <table:table-cell table:number-columns-repeated="2"/>
        </table:table-row>
        <table:table-row table:style-name="ro1">
          <table:table-cell office:value-type="float" office:value="-1405.94059405941" calcext:value-type="float">
            <text:p>-1405.9405940594</text:p>
          </table:table-cell>
          <table:table-cell table:number-columns-repeated="2"/>
        </table:table-row>
        <table:table-row table:style-name="ro1">
          <table:table-cell office:value-type="float" office:value="2663.36633663366" calcext:value-type="float">
            <text:p>2663.3663366337</text:p>
          </table:table-cell>
          <table:table-cell table:number-columns-repeated="2"/>
        </table:table-row>
        <table:table-row table:style-name="ro1">
          <table:table-cell office:value-type="float" office:value="-985.148514851485" calcext:value-type="float">
            <text:p>-985.1485148515</text:p>
          </table:table-cell>
          <table:table-cell table:number-columns-repeated="2"/>
        </table:table-row>
        <table:table-row table:style-name="ro1">
          <table:table-cell office:value-type="float" office:value="-1366.33663366337" calcext:value-type="float">
            <text:p>-1366.3366336634</text:p>
          </table:table-cell>
          <table:table-cell table:number-columns-repeated="2"/>
        </table:table-row>
        <table:table-row table:style-name="ro1">
          <table:table-cell office:value-type="float" office:value="1564.35643564356" calcext:value-type="float">
            <text:p>1564.3564356436</text:p>
          </table:table-cell>
          <table:table-cell table:number-columns-repeated="2"/>
        </table:table-row>
        <table:table-row table:style-name="ro1">
          <table:table-cell office:value-type="float" office:value="-1108.91089108911" calcext:value-type="float">
            <text:p>-1108.9108910891</text:p>
          </table:table-cell>
          <table:table-cell table:number-columns-repeated="2"/>
        </table:table-row>
        <table:table-row table:style-name="ro1">
          <table:table-cell office:value-type="float" office:value="-128.712871287129" calcext:value-type="float">
            <text:p>-128.7128712871</text:p>
          </table:table-cell>
          <table:table-cell table:number-columns-repeated="2"/>
        </table:table-row>
        <table:table-row table:style-name="ro1">
          <table:table-cell office:value-type="float" office:value="2693.06930693069" calcext:value-type="float">
            <text:p>2693.0693069307</text:p>
          </table:table-cell>
          <table:table-cell table:number-columns-repeated="2"/>
        </table:table-row>
        <table:table-row table:style-name="ro1">
          <table:table-cell office:value-type="float" office:value="-1574.25742574257" calcext:value-type="float">
            <text:p>-1574.25742574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23:34:06.729711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27:57.617199368</meta:creation-date>
    <dc:date>2019-05-10T09:56:13.381826952</dc:date>
    <meta:editing-duration>PT23M13S</meta:editing-duration>
    <meta:editing-cycles>4</meta:editing-cycles>
    <meta:generator>LibreOffice/5.1.6.2$Linux_X86_64 LibreOffice_project/10m0$Build-2</meta:generator>
    <meta:document-statistic meta:table-count="1" meta:cell-count="5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389cm" svg:height="13.548cm" xlink:href=".." xlink:type="simple" chart:class="chart:line" chart:style-name="ch1">
        <chart:legend chart:legend-position="start" svg:x="0.21cm" svg:y="6.475cm" style:legend-expansion="high" chart:style-name="ch2"/>
        <chart:plot-area chart:style-name="ch3" table:cell-range-address="Sheet1.A1:Sheet1.A1 Sheet1.A2:Sheet1.B122" chart:data-source-has-labels="row" svg:x="4.367cm" svg:y="0.27cm" svg:width="36.195cm" svg:height="13.008cm">
          <chartooo:coordinate-region svg:x="5.65cm" svg:y="0.469cm" svg:width="34.912cm" svg:height="12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B122" chart:label-cell-address="Sheet1.A1:Sheet1.A1" chart:class="chart:line">
            <chart:data-point chart:repeated="242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365">
                <text:p>-35365</text:p>
                <draw:g>
                  <svg:desc>Sheet1.A2:Sheet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7260">
                <text:p>-27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635">
                <text:p>-29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520">
                <text:p>-255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130">
                <text:p>-25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3575">
                <text:p>-2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140">
                <text:p>-24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2475">
                <text:p>-2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945">
                <text:p>-1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420">
                <text:p>-18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730">
                <text:p>-187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470">
                <text:p>-164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755">
                <text:p>-16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205">
                <text:p>-15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375">
                <text:p>-1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435">
                <text:p>-11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970">
                <text:p>-89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165">
                <text:p>-10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430">
                <text:p>-74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745">
                <text:p>-4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590">
                <text:p>-55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910">
                <text:p>-69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65">
                <text:p>-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940">
                <text:p>-19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065">
                <text:p>-3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410">
                <text:p>-44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85">
                <text:p>-1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10">
                <text:p>-31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860">
                <text:p>-28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685">
                <text:p>-2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705">
                <text:p>-2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70">
                <text:p>-20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205">
                <text:p>-2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630">
                <text:p>-26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830">
                <text:p>-28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885">
                <text:p>-3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480">
                <text:p>-24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90">
                <text:p>-19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220">
                <text:p>-22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055">
                <text:p>-2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05">
                <text:p>-25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80">
                <text:p>-20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80">
                <text:p>-7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265">
                <text:p>-22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389cm" svg:height="13.548cm" xlink:href=".." xlink:type="simple" chart:class="chart:line" chart:style-name="ch1">
        <chart:legend chart:legend-position="start" svg:x="0.21cm" svg:y="6.475cm" style:legend-expansion="high" chart:style-name="ch2"/>
        <chart:plot-area chart:style-name="ch3" table:cell-range-address="Sheet1.A1:Sheet1.A1 Sheet1.A2:Sheet1.B252" chart:data-source-has-labels="row" svg:x="4.367cm" svg:y="0.27cm" svg:width="36.195cm" svg:height="13.008cm">
          <chartooo:coordinate-region svg:x="5.65cm" svg:y="0.469cm" svg:width="34.912cm" svg:height="12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B252" chart:label-cell-address="Sheet1.A1:Sheet1.A1" chart:class="chart:line">
            <chart:data-point chart:repeated="502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365">
                <text:p>-35365</text:p>
                <draw:g>
                  <svg:desc>Sheet1.A2:Sheet1.B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7260">
                <text:p>-27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635">
                <text:p>-29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520">
                <text:p>-255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130">
                <text:p>-25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3575">
                <text:p>-2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140">
                <text:p>-24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2475">
                <text:p>-2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945">
                <text:p>-1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420">
                <text:p>-18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730">
                <text:p>-187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470">
                <text:p>-164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755">
                <text:p>-16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205">
                <text:p>-15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375">
                <text:p>-1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435">
                <text:p>-11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970">
                <text:p>-89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165">
                <text:p>-10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430">
                <text:p>-74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745">
                <text:p>-4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590">
                <text:p>-55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910">
                <text:p>-69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65">
                <text:p>-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940">
                <text:p>-19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065">
                <text:p>-3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410">
                <text:p>-44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85">
                <text:p>-1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10">
                <text:p>-31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860">
                <text:p>-28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685">
                <text:p>-2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705">
                <text:p>-2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70">
                <text:p>-20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205">
                <text:p>-2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630">
                <text:p>-26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830">
                <text:p>-28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885">
                <text:p>-3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480">
                <text:p>-24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90">
                <text:p>-19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220">
                <text:p>-22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055">
                <text:p>-2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05">
                <text:p>-25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80">
                <text:p>-20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80">
                <text:p>-7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265">
                <text:p>-22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175">
                <text:p>-3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735">
                <text:p>-27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15">
                <text:p>48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15">
                <text:p>4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